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0099" officeooo:paragraph-rsid="00110099"/>
    </style:style>
    <style:style style:name="P2" style:family="paragraph" style:parent-style-name="Standard">
      <style:text-properties officeooo:rsid="00168054" officeooo:paragraph-rsid="00168054"/>
    </style:style>
    <style:style style:name="P3" style:family="paragraph" style:parent-style-name="Standard">
      <style:text-properties officeooo:rsid="0015c832" officeooo:paragraph-rsid="00110099"/>
    </style:style>
    <style:style style:name="P4" style:family="paragraph" style:parent-style-name="Standard">
      <style:text-properties officeooo:rsid="001f10e9" officeooo:paragraph-rsid="001f10e9"/>
    </style:style>
    <style:style style:name="P5" style:family="paragraph" style:parent-style-name="Standard">
      <style:text-properties officeooo:rsid="00204809" officeooo:paragraph-rsid="00204809"/>
    </style:style>
    <style:style style:name="P6" style:family="paragraph" style:parent-style-name="Standard">
      <style:text-properties officeooo:rsid="0023113c" officeooo:paragraph-rsid="0023113c"/>
    </style:style>
    <style:style style:name="P7" style:family="paragraph" style:parent-style-name="Standard">
      <style:text-properties officeooo:rsid="00231bd6" officeooo:paragraph-rsid="00248a40"/>
    </style:style>
    <style:style style:name="P8" style:family="paragraph" style:parent-style-name="Standard">
      <style:text-properties officeooo:rsid="00299e7f" officeooo:paragraph-rsid="00299e7f"/>
    </style:style>
    <style:style style:name="P9" style:family="paragraph" style:parent-style-name="Standard">
      <style:text-properties officeooo:rsid="002a7368" officeooo:paragraph-rsid="002a7368"/>
    </style:style>
    <style:style style:name="P10" style:family="paragraph" style:parent-style-name="Standard">
      <style:text-properties officeooo:rsid="002ad049" officeooo:paragraph-rsid="002ad049"/>
    </style:style>
    <style:style style:name="P11" style:family="paragraph" style:parent-style-name="Standard">
      <style:text-properties officeooo:rsid="002cb80a" officeooo:paragraph-rsid="002cb80a"/>
    </style:style>
    <style:style style:name="P12" style:family="paragraph" style:parent-style-name="Standard">
      <style:text-properties officeooo:rsid="00305a5a" officeooo:paragraph-rsid="00305a5a"/>
    </style:style>
    <style:style style:name="P13" style:family="paragraph" style:parent-style-name="Standard">
      <style:text-properties officeooo:rsid="00303616" officeooo:paragraph-rsid="00303616"/>
    </style:style>
    <style:style style:name="P14" style:family="paragraph" style:parent-style-name="Standard">
      <style:text-properties officeooo:rsid="00319880" officeooo:paragraph-rsid="00319880"/>
    </style:style>
    <style:style style:name="P15" style:family="paragraph" style:parent-style-name="Standard">
      <style:text-properties officeooo:rsid="00319880" officeooo:paragraph-rsid="0031c759"/>
    </style:style>
    <style:style style:name="P16" style:family="paragraph" style:parent-style-name="Standard">
      <style:text-properties officeooo:rsid="003222b9" officeooo:paragraph-rsid="003222b9"/>
    </style:style>
    <style:style style:name="P17" style:family="paragraph" style:parent-style-name="Standard">
      <style:text-properties officeooo:rsid="0033f217" officeooo:paragraph-rsid="0033f217"/>
    </style:style>
    <style:style style:name="P18" style:family="paragraph" style:parent-style-name="Standard">
      <style:text-properties officeooo:rsid="0035e489" officeooo:paragraph-rsid="0035e489"/>
    </style:style>
    <style:style style:name="P19" style:family="paragraph" style:parent-style-name="Standard">
      <style:text-properties officeooo:rsid="0038f2c9" officeooo:paragraph-rsid="0038f2c9"/>
    </style:style>
    <style:style style:name="P20" style:family="paragraph" style:parent-style-name="Standard">
      <style:text-properties officeooo:rsid="0038f2c9" officeooo:paragraph-rsid="0038f2c9"/>
    </style:style>
    <style:style style:name="P21" style:family="paragraph" style:parent-style-name="Standard">
      <style:text-properties officeooo:rsid="003d6e39" officeooo:paragraph-rsid="003d6e39"/>
    </style:style>
    <style:style style:name="P22" style:family="paragraph" style:parent-style-name="Standard">
      <style:text-properties officeooo:rsid="003de1dd" officeooo:paragraph-rsid="003de1dd"/>
    </style:style>
    <style:style style:name="P23" style:family="paragraph" style:parent-style-name="Standard">
      <style:text-properties officeooo:rsid="003e308a" officeooo:paragraph-rsid="003e308a"/>
    </style:style>
    <style:style style:name="T1" style:family="text">
      <style:text-properties officeooo:rsid="0011ba34"/>
    </style:style>
    <style:style style:name="T2" style:family="text">
      <style:text-properties officeooo:rsid="00120e66"/>
    </style:style>
    <style:style style:name="T3" style:family="text">
      <style:text-properties officeooo:rsid="001324d2"/>
    </style:style>
    <style:style style:name="T4" style:family="text">
      <style:text-properties officeooo:rsid="0014e4a8"/>
    </style:style>
    <style:style style:name="T5" style:family="text">
      <style:text-properties officeooo:rsid="001707d8"/>
    </style:style>
    <style:style style:name="T6" style:family="text">
      <style:text-properties officeooo:rsid="001765ad"/>
    </style:style>
    <style:style style:name="T7" style:family="text">
      <style:text-properties officeooo:rsid="0018cc6f"/>
    </style:style>
    <style:style style:name="T8" style:family="text">
      <style:text-properties officeooo:rsid="00198a74"/>
    </style:style>
    <style:style style:name="T9" style:family="text">
      <style:text-properties officeooo:rsid="001bbe2d"/>
    </style:style>
    <style:style style:name="T10" style:family="text">
      <style:text-properties officeooo:rsid="001cf2b2"/>
    </style:style>
    <style:style style:name="T11" style:family="text">
      <style:text-properties officeooo:rsid="001e8c55"/>
    </style:style>
    <style:style style:name="T12" style:family="text">
      <style:text-properties officeooo:rsid="00248a40"/>
    </style:style>
    <style:style style:name="T13" style:family="text">
      <style:text-properties officeooo:rsid="002770bf"/>
    </style:style>
    <style:style style:name="T14" style:family="text">
      <style:text-properties officeooo:rsid="002d5659"/>
    </style:style>
    <style:style style:name="T15" style:family="text">
      <style:text-properties officeooo:rsid="002dbbb1"/>
    </style:style>
    <style:style style:name="T16" style:family="text">
      <style:text-properties officeooo:rsid="002f7748"/>
    </style:style>
    <style:style style:name="T17" style:family="text">
      <style:text-properties officeooo:rsid="0031c759"/>
    </style:style>
    <style:style style:name="T18" style:family="text">
      <style:text-properties officeooo:rsid="00328403"/>
    </style:style>
    <style:style style:name="T19" style:family="text">
      <style:text-properties officeooo:rsid="0034c7aa"/>
    </style:style>
    <style:style style:name="T20" style:family="text">
      <style:text-properties officeooo:rsid="003874b1"/>
    </style:style>
    <style:style style:name="T21" style:family="text">
      <style:text-properties officeooo:rsid="003ade6d"/>
    </style:style>
    <style:style style:name="T22" style:family="text">
      <style:text-properties officeooo:rsid="003cca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Vision pipeline issue:</text:p>
      <text:p text:style-name="P3"/>
      <text:p text:style-name="P1"><text:span text:style-name="T9">Video processing box to console</text:span>:</text:p>
      <text:p text:style-name="P1">- <text:span text:style-name="T2">Problem with the left display, very likely caused by the SDI cable</text:span></text:p>
      <text:p text:style-name="P1">- <text:span text:style-name="T3">If SDI cable of the right display is disconnected, both displays go down</text:span></text:p>
      <text:p text:style-name="P1">**<text:span text:style-name="T13">Why the hell is the camera input coupled on right input cable!?</text:span></text:p>
      <text:p text:style-name="P1">- <text:span text:style-name="T6">switching left and right SDI input doesn't help</text:span></text:p>
      <text:p text:style-name="P1">- <text:span text:style-name="T11">unpluggin/switching SDI cables on processing box doesn't affect the video on console</text:span></text:p>
      <text:p text:style-name="P8">2D display = only right camera footage displays on both screens</text:p>
      <text:p text:style-name="P8">3D display = each camera footage works individually</text:p>
      <text:p text:style-name="P1"/>
      <text:p text:style-name="P1">Console to computer:</text:p>
      <text:p text:style-name="P1">- nothing shows up on the display <text:span text:style-name="T4">(both left and right)</text:span></text:p>
      <text:p text:style-name="P1">- <text:span text:style-name="T4">the converter loses power after the display option shows up (it's like the power cable just gives up halfway)</text:span></text:p>
      <text:p text:style-name="P1">** <text:span text:style-name="T1">once the converter's power cable is connected, the display option shows up in the setting whether the SDI cable is connected to the console or not</text:span></text:p>
      <text:p text:style-name="P1">- <text:span text:style-name="T8">HDMI to SDI converter works, but nothing on displays</text:span></text:p>
      <text:p text:style-name="P2"/>
      <text:p text:style-name="P2"><text:span text:style-name="T9">video processing box</text:span> to computer</text:p>
      <text:p text:style-name="P2">- left <text:span text:style-name="T7">SDI </text:span>output from video processing box <text:span text:style-name="T10">gives SMPTE</text:span></text:p>
      <text:p text:style-name="P2">- <text:span text:style-name="T5">right SDI output from video processing box works fine</text:span></text:p>
      <text:p text:style-name="P2"/>
      <text:p text:style-name="P6">No footage on left display – resolved</text:p>
      <text:p text:style-name="P4">reconnect the output from camera control to video processing box</text:p>
      <text:p text:style-name="P4">- new issue: lost the endoscope footage on Trinitron</text:p>
      <text:p text:style-name="P6">No footage on Trinitron – resolved</text:p>
      <text:p text:style-name="P5">reconnecting the output from console to Trinitron</text:p>
      <text:p text:style-name="P5"/>
      <text:p text:style-name="P7">Current issue: </text:p>
      <text:p text:style-name="P7">- no connection from PC to console</text:p>
      <text:p text:style-name="P7">- <text:span text:style-name="T12">the image on the Trinitron screen is off the edge, images on console displays are normal</text:span></text:p>
      <text:p text:style-name="P7"/>
      <text:p text:style-name="P9">MTM console video input</text:p>
      <text:p text:style-name="P9">Resolution: 720x576 @ 50.<text:span text:style-name="T16">00</text:span> Hz</text:p>
      <text:p text:style-name="P10">Analog: NTSC</text:p>
      <text:p text:style-name="P11">Issue: </text:p>
      <text:p text:style-name="P11">Luma <text:span text:style-name="T22">signal</text:span>: screen <text:span text:style-name="T14">horizontally out of sync</text:span> + <text:span text:style-name="T14">the whole screen moves out of place occasionally</text:span></text:p>
      <text:p text:style-name="P11">Chroma <text:span text:style-name="T22">signal</text:span>: <text:span text:style-name="T15">RGB color is completely messed up</text:span></text:p>
      <text:p text:style-name="P13">If the video processing box is connected and turned on, MTM won't accept the connection from PC</text:p>
      <text:p text:style-name="P13"/>
      <text:p text:style-name="P14">custom <text:span text:style-name="T17">refresh rate and resolution doesn't work. Horizontal sync still out of sync</text:span></text:p>
      <text:p text:style-name="P17">custom resolution might work, <text:span text:style-name="T19">although not available by default: 640x480 @ 59.94 Hz</text:span></text:p>
      <text:p text:style-name="P15"/>
      <text:p text:style-name="P16">for S-video cable from video processing box:</text:p>
      <text:p text:style-name="P16">doesn't work on left display channel (green screen). Works on right display channel with <text:span text:style-name="T18">nightvision</text:span>-like visual. </text:p>
      <text:p text:style-name="P16"/>
      <text:p text:style-name="P18">Susp<text:span text:style-name="T20">ects </text:span>: S-video to coax could be the cause</text:p>
      <text:p text:style-name="P19"><text:soft-page-break/>One of the possible solutions:</text:p>
      <text:p text:style-name="P19">design a filter that takes PC output as input and fix the image distortion from there.</text:p>
      <text:p text:style-name="P19"/>
      <text:p text:style-name="P19">Oscilloscope readings:</text:p>
      <text:p text:style-name="P19">voltage from luma <text:span text:style-name="T21">signal</text:span> from pc is higher than from sync box.</text:p>
      <text:p text:style-name="P19">Voltage from chroma <text:span text:style-name="T21">signal</text:span> from pc is lower than from sync box.</text:p>
      <text:p text:style-name="P21">Issue fixed: get good S-Video cable. :)</text:p>
      <text:p text:style-name="P23">note: to get both displays to work, both S-Video inputs must be connected. (still have some issue with left display)</text:p>
      <text:p text:style-name="P23"/>
      <text:p text:style-name="P21"/>
      <text:p text:style-name="P22">next task: stereo camera simulation with overlay</text:p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3:18:11.688460610</meta:creation-date>
    <dc:date>2017-10-16T17:27:50.418023298</dc:date>
    <meta:editing-duration>PT2H55M27S</meta:editing-duration>
    <meta:editing-cycles>53</meta:editing-cycles>
    <meta:generator>LibreOffice/4.2.8.2$Linux_X86_64 LibreOffice_project/420m0$Build-2</meta:generator>
    <meta:document-statistic meta:table-count="0" meta:image-count="0" meta:object-count="0" meta:page-count="2" meta:paragraph-count="46" meta:word-count="439" meta:character-count="2561" meta:non-whitespace-character-count="2161"/>
  </office:meta>
</office:document-meta>
</file>